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ff3333"/>
      <style:text-properties fo:color="#000000"/>
    </style:style>
  </office:automatic-styles>
  <office:body>
    <office:spreadsheet>
      <table:table table:name="especialistas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<text:s/>K <text:s text:c="13"/></text:p>
          </table:table-cell>
          <table:table-cell office:value-type="string" calcext:value-type="string">
            <text:p><text:s/>DE <text:s text:c="11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4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 office:value-type="string" calcext:value-type="string">
            <text:p><text:s/>K <text:s text:c="5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4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68" calcext:value-type="float">
            <text:p>0.68</text:p>
          </table:table-cell>
          <table:table-cell office:value-type="float" office:value="8.66" calcext:value-type="float">
            <text:p>8.66</text:p>
          </table:table-cell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8.83" calcext:value-type="float">
            <text:p>8.83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  <table:table-cell office:value-type="float" office:value="6.56" calcext:value-type="float">
            <text:p>6.56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8.37" calcext:value-type="float">
            <text:p>8.37</text:p>
          </table:table-cell>
          <table:table-cell office:value-type="float" office:value="0.58" calcext:value-type="float">
            <text:p>0.58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52" calcext:value-type="float">
            <text:p>0.52</text:p>
          </table:table-cell>
          <table:table-cell office:value-type="float" office:value="10.34" calcext:value-type="float">
            <text:p>1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7.87" calcext:value-type="float">
            <text:p>7.87</text:p>
          </table:table-cell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7.35" calcext:value-type="float">
            <text:p>7.35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8.43" calcext:value-type="float">
            <text:p>8.43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3" calcext:value-type="float">
            <text:p>0.3</text:p>
          </table:table-cell>
          <table:table-cell office:value-type="float" office:value="11.22" calcext:value-type="float">
            <text:p>11.22</text:p>
          </table:table-cell>
          <table:table-cell office:value-type="float" office:value="0.76" calcext:value-type="float">
            <text:p>0.76</text:p>
          </table:table-cell>
          <table:table-cell office:value-type="float" office:value="0.28" calcext:value-type="float">
            <text:p>0.28</text:p>
          </table:table-cell>
          <table:table-cell office:value-type="float" office:value="12.81" calcext:value-type="float">
            <text:p>12.81</text:p>
          </table:table-cell>
          <table:table-cell office:value-type="float" office:value="0.79" calcext:value-type="float">
            <text:p>0.79</text:p>
          </table:table-cell>
          <table:table-cell office:value-type="float" office:value="0.48" calcext:value-type="float">
            <text:p>0.48</text:p>
          </table:table-cell>
          <table:table-cell office:value-type="float" office:value="6.71" calcext:value-type="float">
            <text:p>6.71</text:p>
          </table:table-cell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  <table:table-cell office:value-type="float" office:value="12.04" calcext:value-type="float">
            <text:p>12.04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12.81" calcext:value-type="float">
            <text:p>12.8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83" calcext:value-type="float">
            <text:p>0.83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0.4" calcext:value-type="float">
            <text:p>0.4</text:p>
          </table:table-cell>
        </table:table-row>
      </table:table>
      <table:table table:name="Jaccard_ref1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<text:s/>K <text:s text:c="13"/></text:p>
          </table:table-cell>
          <table:table-cell office:value-type="string" calcext:value-type="string">
            <text:p><text:s/>DE <text:s text:c="11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4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 office:value-type="string" calcext:value-type="string">
            <text:p><text:s/>K <text:s text:c="5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4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274" calcext:value-type="float">
            <text:p>0.274</text:p>
          </table:table-cell>
          <table:table-cell office:value-type="float" office:value="12.49" calcext:value-type="float">
            <text:p>12.49</text:p>
          </table:table-cell>
          <table:table-cell office:value-type="float" office:value="0.31" calcext:value-type="float">
            <text:p>0.31</text:p>
          </table:table-cell>
          <table:table-cell office:value-type="float" office:value="0.215" calcext:value-type="float">
            <text:p>0.215</text:p>
          </table:table-cell>
          <table:table-cell office:value-type="float" office:value="9.22" calcext:value-type="float">
            <text:p>9.22</text:p>
          </table:table-cell>
          <table:table-cell office:value-type="float" office:value="0.24" calcext:value-type="float">
            <text:p>0.24</text:p>
          </table:table-cell>
          <table:table-cell office:value-type="float" office:value="-0.045" calcext:value-type="float">
            <text:p>-0.045</text:p>
          </table:table-cell>
          <table:table-cell office:value-type="float" office:value="16" calcext:value-type="float">
            <text:p>16</text:p>
          </table:table-cell>
          <table:table-cell office:value-type="float" office:value="-0.09" calcext:value-type="float">
            <text:p>-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9.7" calcext:value-type="float">
            <text:p>9.7</text:p>
          </table:table-cell>
          <table:table-cell office:value-type="float" office:value="0.21" calcext:value-type="float">
            <text:p>0.21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045" calcext:value-type="float">
            <text:p>-0.045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367" calcext:value-type="float">
            <text:p>0.367</text:p>
          </table:table-cell>
          <table:table-cell office:value-type="float" office:value="9.11" calcext:value-type="float">
            <text:p>9.11</text:p>
          </table:table-cell>
          <table:table-cell office:value-type="float" office:value="0.37" calcext:value-type="float">
            <text:p>0.37</text:p>
          </table:table-cell>
          <table:table-cell office:value-type="float" office:value="0.141" calcext:value-type="float">
            <text:p>0.141</text:p>
          </table:table-cell>
          <table:table-cell office:value-type="float" office:value="12.53" calcext:value-type="float">
            <text:p>12.53</text:p>
          </table:table-cell>
          <table:table-cell office:value-type="float" office:value="0.3" calcext:value-type="float">
            <text:p>0.3</text:p>
          </table:table-cell>
          <table:table-cell office:value-type="float" office:value="0.0592" calcext:value-type="float">
            <text:p>0.0592</text:p>
          </table:table-cell>
          <table:table-cell office:value-type="float" office:value="15.78" calcext:value-type="float">
            <text:p>15.78</text:p>
          </table:table-cell>
          <table:table-cell office:value-type="float" office:value="0.14" calcext:value-type="float">
            <text:p>0.14</text:p>
          </table:table-cell>
          <table:table-cell office:value-type="float" office:value="0.081" calcext:value-type="float">
            <text:p>0.081</text:p>
          </table:table-cell>
          <table:table-cell office:value-type="float" office:value="12.33" calcext:value-type="float">
            <text:p>12.3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108" calcext:value-type="float">
            <text:p>0.108</text:p>
          </table:table-cell>
          <table:table-cell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9.22" calcext:value-type="float">
            <text:p>9.22</text:p>
          </table:table-cell>
          <table:table-cell office:value-type="float" office:value="0.24" calcext:value-type="float">
            <text:p>0.24</text:p>
          </table:table-cell>
          <table:table-cell office:value-type="float" office:value="-0.016" calcext:value-type="float">
            <text:p>-0.016</text:p>
          </table:table-cell>
          <table:table-cell office:value-type="float" office:value="17.44" calcext:value-type="float">
            <text:p>17.4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3" calcext:value-type="float">
            <text:p>0.093</text:p>
          </table:table-cell>
          <table:table-cell office:value-type="float" office:value="11.62" calcext:value-type="float">
            <text:p>11.62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17.44" calcext:value-type="float">
            <text:p>17.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37" calcext:value-type="float">
            <text:p>0.37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09" calcext:value-type="float">
            <text:p>-0.09</text:p>
          </table:table-cell>
        </table:table-row>
      </table:table>
      <table:table table:name="Jaccard_ref4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12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12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21" calcext:value-type="float">
            <text:p>0.21</text:p>
          </table:table-cell>
          <table:table-cell office:value-type="float" office:value="18.44" calcext:value-type="float">
            <text:p>18.44</text:p>
          </table:table-cell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18.22" calcext:value-type="float">
            <text:p>18.2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12" calcext:value-type="float">
            <text:p>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18.49" calcext:value-type="float">
            <text:p>18.49</text:p>
          </table:table-cell>
          <table:table-cell office:value-type="float" office:value="0.07" calcext:value-type="float">
            <text:p>0.07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16" calcext:value-type="float">
            <text:p>-0.16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22" calcext:value-type="float">
            <text:p>0.22</text:p>
          </table:table-cell>
          <table:table-cell office:value-type="float" office:value="14.39" calcext:value-type="float">
            <text:p>14.39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4.35" calcext:value-type="float">
            <text:p>14.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6" calcext:value-type="float">
            <text:p>-0.16</text:p>
          </table:table-cell>
          <table:table-cell office:value-type="float" office:value="11.27" calcext:value-type="float">
            <text:p>11.2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13.86" calcext:value-type="float">
            <text:p>13.8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07" calcext:value-type="float">
            <text:p>0.07</text:p>
          </table:table-cell>
          <table:table-cell office:value-type="float" office:value="18.79" calcext:value-type="float">
            <text:p>18.79</text:p>
          </table:table-cell>
          <table:table-cell office:value-type="float" office:value="0.14" calcext:value-type="float">
            <text:p>0.14</text:p>
          </table:table-cell>
          <table:table-cell office:value-type="float" office:value="-0.06" calcext:value-type="float">
            <text:p>-0.06</text:p>
          </table:table-cell>
          <table:table-cell office:value-type="float" office:value="22.05" calcext:value-type="float">
            <text:p>22.0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" calcext:value-type="float">
            <text:p>-0.1</text:p>
          </table:table-cell>
          <table:table-cell office:value-type="float" office:value="10.86" calcext:value-type="float">
            <text:p>10.8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21.38" calcext:value-type="float">
            <text:p>21.38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22.05" calcext:value-type="float">
            <text:p>22.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21" calcext:value-type="float">
            <text:p>0.21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13" calcext:value-type="float">
            <text:p>-0.13</text:p>
          </table:table-cell>
        </table:table-row>
      </table:table>
      <table:table table:name="Text_ref1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7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11"/></text:p>
          </table:table-cell>
          <table:table-cell office:value-type="string" calcext:value-type="string">
            <text:p><text:s/>P <text:s text:c="3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12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12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-0.001" calcext:value-type="float">
            <text:p>-0.001</text:p>
          </table:table-cell>
          <table:table-cell office:value-type="float" office:value="14.93" calcext:value-type="float">
            <text:p>14.9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.9" calcext:value-type="float">
            <text:p>9.9</text:p>
          </table:table-cell>
          <table:table-cell office:value-type="float" office:value="0.26" calcext:value-type="float">
            <text:p>0.26</text:p>
          </table:table-cell>
          <table:table-cell office:value-type="float" office:value="-0.03" calcext:value-type="float">
            <text:p>-0.03</text:p>
          </table:table-cell>
          <table:table-cell office:value-type="float" office:value="22.91" calcext:value-type="float">
            <text:p>22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22" calcext:value-type="float">
            <text:p>0.22</text:p>
          </table:table-cell>
          <table:table-cell office:value-type="float" office:value="11.18" calcext:value-type="float">
            <text:p>11.18</text:p>
          </table:table-cell>
          <table:table-cell office:value-type="float" office:value="0.39" calcext:value-type="float">
            <text:p>0.39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042" calcext:value-type="float">
            <text:p>-0.042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0613" calcext:value-type="float">
            <text:p>0.0613</text:p>
          </table:table-cell>
          <table:table-cell office:value-type="float" office:value="11.49" calcext:value-type="float">
            <text:p>11.49</text:p>
          </table:table-cell>
          <table:table-cell office:value-type="float" office:value="0.06" calcext:value-type="float">
            <text:p>0.06</text:p>
          </table:table-cell>
          <table:table-cell office:value-type="float" office:value="0.116" calcext:value-type="float">
            <text:p>0.116</text:p>
          </table:table-cell>
          <table:table-cell office:value-type="float" office:value="13.9" calcext:value-type="float">
            <text:p>13.9</text:p>
          </table:table-cell>
          <table:table-cell office:value-type="float" office:value="0.3" calcext:value-type="float">
            <text:p>0.3</text:p>
          </table:table-cell>
          <table:table-cell office:value-type="float" office:value="-0.015" calcext:value-type="float">
            <text:p>-0.015</text:p>
          </table:table-cell>
          <table:table-cell office:value-type="float" office:value="23.62" calcext:value-type="float">
            <text:p>23.62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office:value-type="float" office:value="15.07" calcext:value-type="float">
            <text:p>15.0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-0.042" calcext:value-type="float">
            <text:p>-0.042</text:p>
          </table:table-cell>
          <table:table-cell office:value-type="float" office:value="12.49" calcext:value-type="float">
            <text:p>12.49</text:p>
          </table:table-cell>
          <table:table-cell office:value-type="float" office:value="-0.06" calcext:value-type="float">
            <text:p>-0.06</text:p>
          </table:table-cell>
          <table:table-cell office:value-type="float" office:value="0.217" calcext:value-type="float">
            <text:p>0.217</text:p>
          </table:table-cell>
          <table:table-cell office:value-type="float" office:value="9.17" calcext:value-type="float">
            <text:p>9.17</text:p>
          </table:table-cell>
          <table:table-cell office:value-type="float" office:value="0.22" calcext:value-type="float">
            <text:p>0.22</text:p>
          </table:table-cell>
          <table:table-cell office:value-type="float" office:value="-0.024" calcext:value-type="float">
            <text:p>-0.024</text:p>
          </table:table-cell>
          <table:table-cell office:value-type="float" office:value="24.96" calcext:value-type="float">
            <text:p>24.96</text:p>
          </table:table-cell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  <table:table-cell office:value-type="float" office:value="12.33" calcext:value-type="float">
            <text:p>12.33</text:p>
          </table:table-cell>
          <table:table-cell office:value-type="float" office:value="0.23" calcext:value-type="float">
            <text:p>0.23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24.96" calcext:value-type="float">
            <text:p>24.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39" calcext:value-type="float">
            <text:p>0.39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17" calcext:value-type="float">
            <text:p>-0.17</text:p>
          </table:table-cell>
        </table:table-row>
      </table:table>
      <table:table table:name="Text_ref4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7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12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12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12" calcext:value-type="float">
            <text:p>0.12</text:p>
          </table:table-cell>
          <table:table-cell office:value-type="float" office:value="18.44" calcext:value-type="float">
            <text:p>18.44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18.22" calcext:value-type="float">
            <text:p>18.2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18.49" calcext:value-type="float">
            <text:p>18.49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17" calcext:value-type="float">
            <text:p>0.17</text:p>
          </table:table-cell>
          <table:table-cell office:value-type="float" office:value="14.39" calcext:value-type="float">
            <text:p>14.39</text:p>
          </table:table-cell>
          <table:table-cell office:value-type="float" office:value="0.42" calcext:value-type="float">
            <text:p>0.42</text:p>
          </table:table-cell>
          <table:table-cell office:value-type="float" office:value="0.19" calcext:value-type="float">
            <text:p>0.19</text:p>
          </table:table-cell>
          <table:table-cell office:value-type="float" office:value="14.35" calcext:value-type="float">
            <text:p>14.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11.27" calcext:value-type="float">
            <text:p>11.2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" calcext:value-type="float">
            <text:p>-0.1</text:p>
          </table:table-cell>
          <table:table-cell office:value-type="float" office:value="13.86" calcext:value-type="float">
            <text:p>13.8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09" calcext:value-type="float">
            <text:p>0.09</text:p>
          </table:table-cell>
          <table:table-cell office:value-type="float" office:value="18.79" calcext:value-type="float">
            <text:p>18.79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22.05" calcext:value-type="float">
            <text:p>22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10.86" calcext:value-type="float">
            <text:p>10.8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7" calcext:value-type="float">
            <text:p>0.07</text:p>
          </table:table-cell>
          <table:table-cell office:value-type="float" office:value="21.38" calcext:value-type="float">
            <text:p>21.38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22.05" calcext:value-type="float">
            <text:p>22.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42" calcext:value-type="float">
            <text:p>0.42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11" calcext:value-type="float">
            <text:p>-0.11</text:p>
          </table:table-cell>
        </table:table-row>
      </table:table>
      <table:table table:name="Tree_ref1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13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11"/></text:p>
          </table:table-cell>
          <table:table-cell office:value-type="string" calcext:value-type="string">
            <text:p><text:s/>P <text:s text:c="3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454" calcext:value-type="float">
            <text:p>0.454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254" calcext:value-type="float">
            <text:p>0.254</text:p>
          </table:table-cell>
          <table:table-cell office:value-type="float" office:value="12.69" calcext:value-type="float">
            <text:p>12.69</text:p>
          </table:table-cell>
          <table:table-cell office:value-type="float" office:value="0.35" calcext:value-type="float">
            <text:p>0.35</text:p>
          </table:table-cell>
          <table:table-cell office:value-type="float" office:value="0.033" calcext:value-type="float">
            <text:p>0.033</text:p>
          </table:table-cell>
          <table:table-cell office:value-type="float" office:value="8.94" calcext:value-type="float">
            <text:p>8.9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038" calcext:value-type="float">
            <text:p>-0.038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454" calcext:value-type="float">
            <text:p>0.454</text:p>
          </table:table-cell>
          <table:table-cell office:value-type="float" office:value="7.87" calcext:value-type="float">
            <text:p>7.87</text:p>
          </table:table-cell>
          <table:table-cell office:value-type="float" office:value="0.48" calcext:value-type="float">
            <text:p>0.48</text:p>
          </table:table-cell>
          <table:table-cell office:value-type="float" office:value="0.013" calcext:value-type="float">
            <text:p>0.013</text:p>
          </table:table-cell>
          <table:table-cell office:value-type="float" office:value="10.2" calcext:value-type="float">
            <text:p>1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47" calcext:value-type="float">
            <text:p>0.147</text:p>
          </table:table-cell>
          <table:table-cell office:value-type="float" office:value="9.59" calcext:value-type="float">
            <text:p>9.59</text:p>
          </table:table-cell>
          <table:table-cell office:value-type="float" office:value="0.18" calcext:value-type="float">
            <text:p>0.18</text:p>
          </table:table-cell>
          <table:table-cell office:value-type="float" office:value="0.344" calcext:value-type="float">
            <text:p>0.344</text:p>
          </table:table-cell>
          <table:table-cell office:value-type="float" office:value="6.56" calcext:value-type="float">
            <text:p>6.56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072" calcext:value-type="float">
            <text:p>0.072</text:p>
          </table:table-cell>
          <table:table-cell office:value-type="float" office:value="12.81" calcext:value-type="float">
            <text:p>12.81</text:p>
          </table:table-cell>
          <table:table-cell office:value-type="float" office:value="0.16" calcext:value-type="float">
            <text:p>0.16</text:p>
          </table:table-cell>
          <table:table-cell office:value-type="float" office:value="-0.011" calcext:value-type="float">
            <text:p>-0.011</text:p>
          </table:table-cell>
          <table:table-cell office:value-type="float" office:value="11.05" calcext:value-type="float">
            <text:p>11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8" calcext:value-type="float">
            <text:p>-0.038</text:p>
          </table:table-cell>
          <table:table-cell office:value-type="float" office:value="11.27" calcext:value-type="float">
            <text:p>11.27</text:p>
          </table:table-cell>
          <table:table-cell office:value-type="float" office:value="-0.05" calcext:value-type="float">
            <text:p>-0.05</text:p>
          </table:table-cell>
          <table:table-cell office:value-type="float" office:value="0.264" calcext:value-type="float">
            <text:p>0.264</text:p>
          </table:table-cell>
          <table:table-cell office:value-type="float" office:value="10.2" calcext:value-type="float">
            <text:p>10.2</text:p>
          </table:table-cell>
          <table:table-cell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12.81" calcext:value-type="float">
            <text:p>12.8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48" calcext:value-type="float">
            <text:p>0.48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05" calcext:value-type="float">
            <text:p>-0.05</text:p>
          </table:table-cell>
        </table:table-row>
      </table:table>
      <table:table table:name="Tree_ref4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7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12"/></text:p>
          </table:table-cell>
          <table:table-cell office:value-type="string" calcext:value-type="string">
            <text:p><text:s/>DE <text:s text:c="12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05" calcext:value-type="float">
            <text:p>0.05</text:p>
          </table:table-cell>
          <table:table-cell office:value-type="float" office:value="18.44" calcext:value-type="float">
            <text:p>18.44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18.22" calcext:value-type="float">
            <text:p>18.22</text:p>
          </table:table-cell>
          <table:table-cell office:value-type="float" office:value="-0.07" calcext:value-type="float">
            <text:p>-0.07</text:p>
          </table:table-cell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18.49" calcext:value-type="float">
            <text:p>18.49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12" calcext:value-type="float">
            <text:p>0.12</text:p>
          </table:table-cell>
          <table:table-cell office:value-type="float" office:value="14.39" calcext:value-type="float">
            <text:p>14.39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office:value-type="float" office:value="14.35" calcext:value-type="float">
            <text:p>14.35</text:p>
          </table:table-cell>
          <table:table-cell office:value-type="float" office:value="-0.09" calcext:value-type="float">
            <text:p>-0.09</text:p>
          </table:table-cell>
          <table:table-cell office:value-type="float" office:value="0.248" calcext:value-type="float">
            <text:p>0.248</text:p>
          </table:table-cell>
          <table:table-cell office:value-type="float" office:value="11.27" calcext:value-type="float">
            <text:p>11.27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13.86" calcext:value-type="float">
            <text:p>13.8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8.79" calcext:value-type="float">
            <text:p>18.7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22.05" calcext:value-type="float">
            <text:p>22.05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office:value-type="float" office:value="10.86" calcext:value-type="float">
            <text:p>10.8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21.38" calcext:value-type="float">
            <text:p>21.38</text:p>
          </table:table-cell>
          <table:table-cell office:value-type="float" office:value="-0.08" calcext:value-type="float">
            <text:p>-0.08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22.05" calcext:value-type="float">
            <text:p>22.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49" calcext:value-type="float">
            <text:p>0.49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19" calcext:value-type="float">
            <text:p>-0.19</text:p>
          </table:table-cell>
        </table:table-row>
      </table:table>
      <table:table table:name="TFIDF_ref1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7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2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2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13"/></text:p>
          </table:table-cell>
          <table:table-cell office:value-type="string" calcext:value-type="string">
            <text:p><text:s/>DE <text:s text:c="11"/></text:p>
          </table:table-cell>
          <table:table-cell office:value-type="string" calcext:value-type="string">
            <text:p><text:s/>P <text:s text:c="12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13" calcext:value-type="float">
            <text:p>0.13</text:p>
          </table:table-cell>
          <table:table-cell office:value-type="float" office:value="14.35" calcext:value-type="float">
            <text:p>14.3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9" calcext:value-type="float">
            <text:p>-0.009</text:p>
          </table:table-cell>
          <table:table-cell office:value-type="float" office:value="10.5" calcext:value-type="float">
            <text:p>10.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8.43" calcext:value-type="float">
            <text:p>8.43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025" calcext:value-type="float">
            <text:p>-0.025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147" calcext:value-type="float">
            <text:p>0.147</text:p>
          </table:table-cell>
          <table:table-cell office:value-type="float" office:value="9.95" calcext:value-type="float">
            <text:p>9.95</text:p>
          </table:table-cell>
          <table:table-cell office:value-type="float" office:value="0.2" calcext:value-type="float">
            <text:p>0.2</text:p>
          </table:table-cell>
          <table:table-cell office:value-type="float" office:value="0.123" calcext:value-type="float">
            <text:p>0.123</text:p>
          </table:table-cell>
          <table:table-cell office:value-type="float" office:value="8.1" calcext:value-type="float">
            <text:p>8.1</text:p>
          </table:table-cell>
          <table:table-cell office:value-type="float" office:value="0.13" calcext:value-type="float">
            <text:p>0.13</text:p>
          </table:table-cell>
          <table:table-cell office:value-type="float" office:value="0.228" calcext:value-type="float">
            <text:p>0.228</text:p>
          </table:table-cell>
          <table:table-cell office:value-type="float" office:value="8.1" calcext:value-type="float">
            <text:p>8.1</text:p>
          </table:table-cell>
          <table:table-cell office:value-type="float" office:value="0.24" calcext:value-type="float">
            <text:p>0.24</text:p>
          </table:table-cell>
          <table:table-cell office:value-type="float" office:value="0.306" calcext:value-type="float">
            <text:p>0.306</text:p>
          </table:table-cell>
          <table:table-cell office:value-type="float" office:value="6.08" calcext:value-type="float">
            <text:p>6.08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017" calcext:value-type="float">
            <text:p>0.017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 office:value-type="float" office:value="0.014" calcext:value-type="float">
            <text:p>0.014</text:p>
          </table:table-cell>
          <table:table-cell office:value-type="float" office:value="13.7" calcext:value-type="float">
            <text:p>13.7</text:p>
          </table:table-cell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  <table:table-cell office:value-type="float" office:value="13.7" calcext:value-type="float">
            <text:p>13.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82" calcext:value-type="float">
            <text:p>0.182</text:p>
          </table:table-cell>
          <table:table-cell office:value-type="float" office:value="11.22" calcext:value-type="float">
            <text:p>11.22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15" calcext:value-type="float">
            <text:p>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33" calcext:value-type="float">
            <text:p>0.33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03" calcext:value-type="float">
            <text:p>-0.03</text:p>
          </table:table-cell>
        </table:table-row>
      </table:table>
      <table:table table:name="TFIDF_ref4" table:style-name="ta3">
        <table:table-column table:style-name="co1" table:number-columns-repeated="1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<text:s/>K <text:s text:c="7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12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3"/></text:p>
          </table:table-cell>
          <table:table-cell office:value-type="string" calcext:value-type="string">
            <text:p><text:s/>K <text:s text:c="12"/></text:p>
          </table:table-cell>
          <table:table-cell office:value-type="string" calcext:value-type="string">
            <text:p><text:s/>DE <text:s text:c="12"/></text:p>
          </table:table-cell>
          <table:table-cell office:value-type="string" calcext:value-type="string">
            <text:p><text:s/>P <text:s text:c="4"/></text:p>
          </table:table-cell>
          <table:table-cell office:value-type="string" calcext:value-type="string">
            <text:p><text:s/>K <text:s text:c="8"/></text:p>
          </table:table-cell>
          <table:table-cell office:value-type="string" calcext:value-type="string">
            <text:p><text:s/>DE <text:s text:c="3"/></text:p>
          </table:table-cell>
          <table:table-cell office:value-type="string" calcext:value-type="string">
            <text:p><text:s/>P <text:s text:c="4"/></text:p>
          </table:table-cell>
          <table:table-cell/>
          <table:table-cell office:value-type="string" calcext:value-type="string">
            <text:p>K – melhor</text:p>
          </table:table-cell>
          <table:table-cell table:formula="of:=MAX([.B2:.B4];[.E2:.E4];[.H2:.H4];[.K2:.K4]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<text:s/>P1 </text:p>
          </table:table-cell>
          <table:table-cell office:value-type="float" office:value="0.09" calcext:value-type="float">
            <text:p>0.09</text:p>
          </table:table-cell>
          <table:table-cell office:value-type="float" office:value="18.44" calcext:value-type="float">
            <text:p>18.44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18.22" calcext:value-type="float">
            <text:p>18.22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18.49" calcext:value-type="float">
            <text:p>18.49</text:p>
          </table:table-cell>
          <table:table-cell office:value-type="float" office:value="-0.15" calcext:value-type="float">
            <text:p>-0.15</text:p>
          </table:table-cell>
          <table:table-cell/>
          <table:table-cell table:style-name="ce2" office:value-type="string" calcext:value-type="string">
            <text:p>K – pior</text:p>
          </table:table-cell>
          <table:table-cell table:style-name="ce2" table:formula="of:=MIN([.B2:.B4];[.E2:.E4];[.H2:.H4];[.K2:.K4])" office:value-type="float" office:value="-0.09" calcext:value-type="float">
            <text:p>-0.09</text:p>
          </table:table-cell>
        </table:table-row>
        <table:table-row table:style-name="ro1">
          <table:table-cell office:value-type="string" calcext:value-type="string">
            <text:p><text:s/>P2 </text:p>
          </table:table-cell>
          <table:table-cell office:value-type="float" office:value="0.09" calcext:value-type="float">
            <text:p>0.09</text:p>
          </table:table-cell>
          <table:table-cell office:value-type="float" office:value="14.39" calcext:value-type="float">
            <text:p>14.39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14.35" calcext:value-type="float">
            <text:p>14.3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11.27" calcext:value-type="float">
            <text:p>11.27</text:p>
          </table:table-cell>
          <table:table-cell table:number-columns-repeated="2" office:value-type="float" office:value="-0.09" calcext:value-type="float">
            <text:p>-0.09</text:p>
          </table:table-cell>
          <table:table-cell office:value-type="float" office:value="13.86" calcext:value-type="float">
            <text:p>13.86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string" calcext:value-type="string">
            <text:p>DE – melhor</text:p>
          </table:table-cell>
          <table:table-cell table:formula="of:=MIN([.C2:.C4];[.F2:.F4];[.I2:.I4];[.L2:.L4])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<text:s/>T <text:s/></text:p>
          </table:table-cell>
          <table:table-cell office:value-type="float" office:value="0.05" calcext:value-type="float">
            <text:p>0.05</text:p>
          </table:table-cell>
          <table:table-cell office:value-type="float" office:value="18.79" calcext:value-type="float">
            <text:p>18.79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22.05" calcext:value-type="float">
            <text:p>22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10.86" calcext:value-type="float">
            <text:p>10.8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21.38" calcext:value-type="float">
            <text:p>21.38</text:p>
          </table:table-cell>
          <table:table-cell office:value-type="float" office:value="-0.2" calcext:value-type="float">
            <text:p>-0.2</text:p>
          </table:table-cell>
          <table:table-cell/>
          <table:table-cell table:style-name="ce2" office:value-type="string" calcext:value-type="string">
            <text:p>DE – pior</text:p>
          </table:table-cell>
          <table:table-cell table:style-name="ce2" table:formula="of:=MAX([.C2:.C4];[.F2:.F4];[.I2:.I4];[.L2:.L4])" office:value-type="float" office:value="22.05" calcext:value-type="float">
            <text:p>22.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 – melhor</text:p>
          </table:table-cell>
          <table:table-cell table:formula="of:=MAX([.D2:.D4];[.G2:.G4];[.J2:.J4];[.M2:.M4])" office:value-type="float" office:value="0.19" calcext:value-type="float">
            <text:p>0.19</text:p>
          </table:table-cell>
        </table:table-row>
        <table:table-row table:style-name="ro1">
          <table:table-cell table:number-columns-repeated="14"/>
          <table:table-cell table:style-name="ce2" office:value-type="string" calcext:value-type="string">
            <text:p>P – pior</text:p>
          </table:table-cell>
          <table:table-cell table:style-name="ce2" table:formula="of:=MIN([.D2:.D4];[.G2:.G4];[.J2:.J4];[.M2:.M4])" office:value-type="float" office:value="-0.2" calcext:value-type="float">
            <text:p>-0.2</text:p>
          </table:table-cell>
        </table:table-row>
      </table:table>
      <table:table table:name="Sheet10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22:14:07.457501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7:05:59.076821300</meta:creation-date>
    <meta:generator>LibreOffice/4.2.8.2$Linux_X86_64 LibreOffice_project/420m0$Build-2</meta:generator>
    <dc:date>2016-06-20T22:17:10.393217892</dc:date>
    <meta:editing-duration>PT1H36M37S</meta:editing-duration>
    <meta:editing-cycles>19</meta:editing-cycles>
    <meta:document-statistic meta:table-count="10" meta:cell-count="574" meta:object-count="0"/>
  </office:meta>
</office:document-meta>
</file>